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  <style:style style:name="ce13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1019" table:default-cell-style-name="ce1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3"/>
        <table:table-column table:style-name="co15" table:default-cell-style-name="ce26"/>
        <table:table-column table:style-name="co16" table:default-cell-style-name="ce13"/>
        <table:table-column table:style-name="co1" table:number-columns-repeated="1021" table:default-cell-style-name="ce13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60])" office:value-type="float" office:value="1141.1" calcext:value-type="float">
            <text:p>1141.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65:.C72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61];[.C73])" office:value-type="float" office:value="655.82" calcext:value-type="float">
            <text:p>655.82</text:p>
          </table:table-cell>
          <table:table-cell table:number-columns-repeated="6"/>
        </table:table-row>
        <table:table-row table:style-name="ro2" table:number-rows-repeated="104849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7:00:17.543591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6T17:00:54.282115755</dc:date>
    <meta:editing-duration>P6DT4H35M40S</meta:editing-duration>
    <meta:editing-cycles>607</meta:editing-cycles>
    <meta:generator>LibreOffice/24.2.5.2$Linux_X86_64 LibreOffice_project/420$Build-2</meta:generator>
    <meta:document-statistic meta:table-count="10" meta:cell-count="2216" meta:object-count="0"/>
  </office:meta>
</office:document-meta>
</file>